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name">yazdi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operator">-&gt;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comment">
          <text:span text:style-name="rststyle-single"># Bunun yerine doğrudan c,d = d,c kullanılabilirdi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whitespace">
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whitespace">
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whitespace">
</text:span>
        <text:span text:style-name="rststyle-keyword">[bölüm2]</text:span>
        <text:span text:style-name="rststyle-whitespace">
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whitespace">
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[</text:span>
        <text:span text:style-name="rststyle-name">hmm</text:span>
        <text:span text:style-name="rststyle-punctuation">]</text:span>
        <text:span text:style-name="rststyle-name">veri</text:span>
        <text:span text:style-name="rststyle-operator">=</text:span>
        <text:span text:style-name="rststyle-name">abc123x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<ns0:s ns0:c="4"/>def deger_al(bolum,veri):<ns0:line-break/><ns0:s ns0:c="8"/>etkin = False # istenilen yere gelene kadar etkisiz kal<ns0:line-break/><ns0:s ns0:c="8"/>for satir in dosya.icerik.split("\n"):<ns0:line-break/><ns0:s ns0:c="12"/>if "[" + bolum + "]" in satir: # okunan satırda istenilen bölümün başı mı<ns0:line-break/><ns0:s ns0:c="16"/>etkin = True # etkinleştir<ns0:line-break/><ns0:s ns0:c="12"/>if etkin and "=" in satir: # etkinse ve satırda = bulunuyorsa<ns0:line-break/><ns0:s ns0:c="16"/>if satir.split("=")[0] == veri: # = işaretine göre 0. eleman aranan mı<ns0:line-break/><ns0:s ns0:c="20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operator">-&gt;</text:span>
        <text:span text:style-name="rststyle-name">abc123x</text:span>
        <text:p text:style-name="rststyle-textbody">Bir modülü diğer bir modülün genişletilmişi olarak tanımlayabiliriz. Gelişletilen modül asıl modüldeki tüm fonksiyonlara ve değişkenlere sahip olur. Aşağıdaki örnekteki gibi <text:span text:style-name="rststyle-strong">super().__init__()</text:span> kullanarak üst modülümüzdeki tüm tanımlamalara sahip olmasını sağlayabiliriz.</text:p>
        <ns0:p ns0:style-name="rststyle-codeblock"># ornek.py dosyası<ns0:line-break/>class deneme:<ns0:line-break/><ns0:s ns0:c="4"/>def __init__(self):<ns0:line-break/><ns0:s ns0:c="8"/>self.sayi = 13<ns0:line-break/><ns0:s ns0:c="4"/>def hmm(self,yazi):<ns0:line-break/><ns0:s ns0:c="8"/>print(yazi)<ns0:line-break/><ns0:line-break/>class genis(deneme):<ns0:line-break/><ns0:s ns0:c="4"/>def __init__(self):<ns0:line-break/><ns0:s ns0:c="8"/>super().__init__()<ns0:line-break/><ns0:s ns0:c="8"/>self.sayi2 = 44</ns0:p>
        <text:span text:style-name="rststyle-comment">
          <text:span text:style-name="rststyle-single"># ornek.py dosyası</text:span>
        </text:span>
        <text:span text:style-name="rststyle-keyword">class</text:span>
        <text:span text:style-name="rststyle-name">
          <text:span text:style-name="rststyle-class">denem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keyword">def</text:span>
        <text:span text:style-name="rststyle-name">
          <text:span text:style-name="rststyle-function">hmm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azi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genis</text:span>
        </text:span>
        <text:span text:style-name="rststyle-punctuation">(</text:span>
        <text:span text:style-name="rststyle-name">deneme</text:span>
        <text:span text:style-name="rststyle-punctuation">)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super</text:span>
        </text:span>
        <text:span text:style-name="rststyle-punctuation">()</text:span>
        <text:span text:style-name="rststyle-operator">.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)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main.py dosyası<ns0:line-break/>from ornek import genis as g # ornek.py dosyasındaki genis sınıfını g olarak içeri aldık.<ns0:line-break/>print(g.sayi, g.sayi2)<ns0:line-break/>g.hmm("abc123")<ns0:line-break/>-&gt; 13 44<ns0:line-break/>-&gt; abc123</ns0:p>
        <text:span text:style-name="rststyle-comment">
          <text:span text:style-name="rststyle-single"># main.py dosyası</text:span>
        </text:span>
        <text:span text:style-name="rststyle-keyword">
          <text:span text:style-name="rststyle-namespace">from</text:span>
        </text:span>
        <text:span text:style-name="rststyle-name">
          <text:span text:style-name="rststyle-namespace">ornek</text:span>
        </text:span>
        <text:span text:style-name="rststyle-keyword">
          <text:span text:style-name="rststyle-namespace">import</text:span>
        </text:span>
        <text:span text:style-name="rststyle-name">genis</text:span>
        <text:span text:style-name="rststyle-keyword">as</text:span>
        <text:span text:style-name="rststyle-name">g</text:span>
        <text:span text:style-name="rststyle-comment">
          <text:span text:style-name="rststyle-single"># ornek.py dosyasındaki genis sınıfını g olarak içeri aldı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g</text:span>
        <text:span text:style-name="rststyle-operator">.</text:span>
        <text:span text:style-name="rststyle-name">sayi</text:span>
        <text:span text:style-name="rststyle-punctuation">,</text:span>
        <text:span text:style-name="rststyle-name">g</text:span>
        <text:span text:style-name="rststyle-operator">.</text:span>
        <text:span text:style-name="rststyle-name">sayi2</text:span>
        <text:span text:style-name="rststyle-punctuation">)</text:span>
        <text:span text:style-name="rststyle-name">g</text:span>
        <text:span text:style-name="rststyle-operator">.</text:span>
        <text:span text:style-name="rststyle-name">hmm</text:span>
        <text:span text:style-name="rststyle-punctuation">(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operator">-&gt;</text:span>
        <text:span text:style-name="rststyle-name">abc123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7-29T08:16:29</meta:creation-date>
    <dc:creator>a</dc:creator>
    <dc:date>2022-07-29T08:16:29</dc:date>
    <dc:language>en-US</dc:language>
    <meta:editing-cycles>1</meta:editing-cycles>
    <meta:editing-duration>PT00M01S</meta:editing-duration>
    <dc:title>Python dersi</dc:title>
  </office:meta>
</office:document-meta>
</file>